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340a"/>
    </style:style>
    <style:style style:name="P2" style:family="paragraph" style:parent-style-name="Standard">
      <style:text-properties officeooo:paragraph-rsid="001f03f6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f03f6" style:font-weight-asian="bold" style:font-weight-complex="bold"/>
    </style:style>
    <style:style style:name="P4" style:family="paragraph" style:parent-style-name="Standard">
      <style:text-properties style:font-name="Arial" officeooo:rsid="00144460" officeooo:paragraph-rsid="001f03f6"/>
    </style:style>
    <style:style style:name="P5" style:family="paragraph" style:parent-style-name="Standard">
      <style:text-properties style:font-name="Arial" officeooo:rsid="001f03f6" officeooo:paragraph-rsid="001f03f6"/>
    </style:style>
    <style:style style:name="P6" style:family="paragraph" style:parent-style-name="Standard">
      <style:text-properties style:font-name="Arial" officeooo:rsid="0018f77f" officeooo:paragraph-rsid="001abc83"/>
    </style:style>
    <style:style style:name="T1" style:family="text">
      <style:text-properties style:font-name="Arial"/>
    </style:style>
    <style:style style:name="T2" style:family="text">
      <style:text-properties style:font-name="Arial" officeooo:rsid="00144460"/>
    </style:style>
    <style:style style:name="T3" style:family="text">
      <style:text-properties style:font-name="Arial" officeooo:rsid="0015dea1"/>
    </style:style>
    <style:style style:name="T4" style:family="text">
      <style:text-properties style:font-name="Arial" officeooo:rsid="00174f92"/>
    </style:style>
    <style:style style:name="T5" style:family="text">
      <style:text-properties style:font-name="Arial" officeooo:rsid="0018f77f"/>
    </style:style>
    <style:style style:name="T6" style:family="text">
      <style:text-properties style:font-name="Arial" officeooo:rsid="001abc83"/>
    </style:style>
    <style:style style:name="T7" style:family="text">
      <style:text-properties style:font-name="Arial" officeooo:rsid="001c4922"/>
    </style:style>
    <style:style style:name="T8" style:family="text">
      <style:text-properties style:font-name="Arial" officeooo:rsid="001e340a"/>
    </style:style>
    <style:style style:name="T9" style:family="text">
      <style:text-properties style:font-name="Arial" officeooo:rsid="001e8003"/>
    </style:style>
    <style:style style:name="T10" style:family="text">
      <style:text-properties style:font-name="Arial" officeooo:rsid="001f03f6"/>
    </style:style>
    <style:style style:name="T11" style:family="text">
      <style:text-properties style:font-name="Arial" officeooo:rsid="001f83b6"/>
    </style:style>
    <style:style style:name="T12" style:family="text">
      <style:text-properties style:font-name="Arial" officeooo:rsid="0020fa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Resumo sobre artigo </text:span><text:span text:style-name="T2">“</text:span><text:span text:style-name="T10">Regulating Automated Decision Making”</text:span></text:p>
      <text:p text:style-name="P4"/>
      <text:p text:style-name="P4"><text:tab/></text:p>
      <text:p text:style-name="P2"><text:span text:style-name="T2"><text:tab/>O artigo “Regulating Automated Decision Making”</text:span><text:span text:style-name="T1"> </text:span><text:span text:style-name="T2">escrito por </text:span><text:span text:style-name="T1">James Larus </text:span><text:span text:style-name="T2">e</text:span><text:span text:style-name="T1"> Chris Hankin </text:span><text:span text:style-name="T2">destaca a importância do estabelecimento </text:span><text:span text:style-name="T3">e cumprimento </text:span><text:span text:style-name="T2">de uma regulamentação sobre o processo autônomo de decisão </text:span><text:span text:style-name="T3">de máquinas</text:span><text:span text:style-name="T2">. </text:span><text:span text:style-name="T3">Dado que sua integração na sociedade deve ser feita de maneira articulada e cuidadosa para </text:span><text:span text:style-name="T4">contribuir positivamente à sociedade.</text:span></text:p>
      <text:p text:style-name="P1"><text:span text:style-name="T4"><text:tab/></text:span><text:span text:style-name="T7">O crescimento exponencial e a especulação </text:span><text:span text:style-name="T11">criada sobre </text:span><text:span text:style-name="T7">o ADM </text:span><text:span text:style-name="T6">(Automated Decision Making) </text:span><text:span text:style-name="T7">gerou um afrouxamento </text:span><text:span text:style-name="T8">na </text:span><text:span text:style-name="T7">fiscal</text:span><text:span text:style-name="T8">ização</text:span><text:span text:style-name="T7"> por parte da</text:span><text:span text:style-name="T8"> indústria tecnológica e das </text:span><text:span text:style-name="T7">autoridades. </text:span><text:span text:style-name="T8">O que </text:span><text:span text:style-name="T9">pode acarretar e</text:span><text:span text:style-name="T8">m</text:span><text:span text:style-name="T4"> </text:span><text:span text:style-name="T3">possíveis desequilíbrios sociais, econômicos, culturais, </text:span><text:span text:style-name="T4">políticos, </text:span><text:span text:style-name="T5">etc, </text:span><text:span text:style-name="T9">visto que os sistemas de ADM são suscetíveis à falhas. Tornando evidente a importância da discussão e planejamento d</text:span><text:span text:style-name="T10">e uma</text:span><text:span text:style-name="T9"> regulamenta</text:span><text:span text:style-name="T10">ção.</text:span></text:p>
      <text:p text:style-name="P1"><text:span text:style-name="T4"><text:tab/></text:span><text:span text:style-name="T6">A</text:span><text:span text:style-name="T5"> elaboração de uma regulamentação sobre o ADM</text:span><text:span text:style-name="T6"> </text:span><text:span text:style-name="T5">não é uma tarefa simples, já que engloba diversos âmbitos do mundo atual e</text:span><text:span text:style-name="T8"> deve calc</text:span><text:span text:style-name="T9">ul</text:span><text:span text:style-name="T8">ar e controlar os impactos do uso dessa tecnolgia, além de levar em conta todos aspectos legais. </text:span><text:span text:style-name="T6">Porém</text:span><text:span text:style-name="T7"> </text:span><text:span text:style-name="T6">é extremamente necessária para </text:span><text:span text:style-name="T10">que a</text:span><text:span text:style-name="T7"> sociedade </text:span><text:span text:style-name="T10">possa </text:span><text:span text:style-name="T7">usufruir dos benefícios do ADM e prosperar de maneira segura</text:span><text:span text:style-name="T5">.</text:span></text:p>
      <text:p text:style-name="P2"><text:span text:style-name="T5"><text:tab/></text:span><text:span text:style-name="T10">Por fim, o artigo cita 10 recomendações de medidas a serem tomadas pelas autoridades e </text:span><text:span text:style-name="T12">ressalta</text:span><text:span text:style-name="T10">, mais uma vez, a necessidade de planejamentos a respeito da implementação desta tecnologia promissor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Arthur Font<text:tab/><text:tab/><text:tab/>12036152</text:p>
      <text:p text:style-name="P5"/>
      <text:p text:style-name="P5"/>
      <text:p text:style-name="P5"/>
      <text:p text:style-name="P5"/>
      <text:p text:style-name="P5"/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6:49:56.040830538</meta:creation-date>
    <dc:date>2020-08-23T23:15:08.594458098</dc:date>
    <meta:editing-duration>PT2M3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8" meta:word-count="208" meta:character-count="1391" meta:non-whitespace-character-count="1181"/>
  </office:meta>
</office:document-meta>
</file>